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0000000235937945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b9e9" officeooo:paragraph-rsid="0015b9e9"/>
    </style:style>
    <style:style style:name="P2" style:family="paragraph" style:parent-style-name="Standard">
      <style:text-properties officeooo:rsid="0015b9e9" officeooo:paragraph-rsid="0019c4fa"/>
    </style:style>
    <style:style style:name="P3" style:family="paragraph" style:parent-style-name="Standard">
      <style:text-properties officeooo:rsid="0015b9e9" officeooo:paragraph-rsid="001b45b4"/>
    </style:style>
    <style:style style:name="P4" style:family="paragraph" style:parent-style-name="Standard">
      <style:text-properties officeooo:rsid="0019c4fa" officeooo:paragraph-rsid="0019c4fa"/>
    </style:style>
    <style:style style:name="P5" style:family="paragraph" style:parent-style-name="Standard">
      <style:text-properties officeooo:rsid="001b45b4" officeooo:paragraph-rsid="001b45b4"/>
    </style:style>
    <style:style style:name="P6" style:family="paragraph" style:parent-style-name="Standard">
      <style:text-properties officeooo:rsid="001b45b4" officeooo:paragraph-rsid="001cf81a"/>
    </style:style>
    <style:style style:name="P7" style:family="paragraph" style:parent-style-name="Standard">
      <style:text-properties officeooo:rsid="0017a72b" officeooo:paragraph-rsid="0017a72b"/>
    </style:style>
    <style:style style:name="P8" style:family="paragraph" style:parent-style-name="Standard">
      <style:text-properties officeooo:rsid="0015b9e9" officeooo:paragraph-rsid="0015b9e9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e0983" fo:background-color="transparent" loext:char-shading-value="0"/>
    </style:style>
    <style:style style:name="T4" style:family="text">
      <style:text-properties officeooo:rsid="0017a72b"/>
    </style:style>
    <style:style style:name="T5" style:family="text">
      <style:text-properties officeooo:rsid="0019c4fa"/>
    </style:style>
    <style:style style:name="T6" style:family="text">
      <style:text-properties officeooo:rsid="001cf81a"/>
    </style:style>
    <style:style style:name="T7" style:family="text">
      <style:text-properties officeooo:rsid="001e09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issipative Solitons:</text:p>
      <text:p text:style-name="P5">Max Proft - u5190335</text:p>
      <text:p text:style-name="P3"/>
      <text:p text:style-name="P1">My honours thesis will be <text:span text:style-name="T5">l</text:span>ooking at the Complex Ginsberg Landau Equation (CGLE).</text:p>
      <text:p text:style-name="P1">This equation models the behaviour in a wide range of systems, such as <text:span text:style-name="T7">deep water waves and superfluidity, </text:span><text:span text:style-name="T2">and it can be considered as an extension to the nonlinear </text:span><text:span text:style-name="T3">S</text:span><text:span text:style-name="T2">chrodinger equation (setting some of the constants to zero we get the nonlinear </text:span><text:span text:style-name="T3">S</text:span><text:span text:style-name="T2">chrodinger equation)</text:span></text:p>
      <text:p text:style-name="P1"/>
      <text:p text:style-name="P2">For my thesis I will create a program to numerically solve the CGLE. </text:p>
      <text:p text:style-name="P2"><text:span text:style-name="T5">I'll look at different ways that it could be solved to determine </text:span>the best method to <text:span text:style-name="T4">numerically </text:span>solve the CGLE. </text:p>
      <text:p text:style-name="P7">I will learn Fortran to write program this as I am aware that python (the only programming language I know) is somewhat slower. I chose Fortran since it appears to be better than C languages numerical work.</text:p>
      <text:p text:style-name="P4">I also plan on making this program work on multiple cores, something I have never done before either. </text:p>
      <text:p text:style-name="P1"/>
      <text:p text:style-name="P5">I'll compare my program to previous work done to allow me to have confidence it the accuracy of my program. </text:p>
      <text:p text:style-name="P2"/>
      <text:p text:style-name="P6">Once <text:span text:style-name="T6">I have a working program</text:span>, I'll try to find new <text:span text:style-name="T6">types of dissipative solitons that are </text:span>solutions <text:span text:style-name="T6">to this equation. </text:span></text:p>
      <text:p text:style-name="P5"/>
      <text:p text:style-name="P5"/>
      <text:p text:style-name="P2"/>
      <text:p text:style-name="P2"><draw:frame draw:style-name="fr1" draw:name="Image1" text:anchor-type="paragraph" svg:x="2.803cm" svg:y="0.111cm" svg:width="11.035cm" svg:height="0.709cm" draw:z-index="0"><draw:image xlink:href="Pictures/1000000000000220000000235937945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2T16:51:03.101088779</meta:creation-date>
    <dc:date>2016-04-04T08:58:37.796493070</dc:date>
    <meta:editing-duration>PT2M25S</meta:editing-duration>
    <meta:editing-cycles>2</meta:editing-cycles>
    <meta:generator>LibreOffice/4.2.8.2$Linux_X86_64 LibreOffice_project/420m0$Build-2</meta:generator>
    <meta:document-statistic meta:table-count="0" meta:image-count="1" meta:object-count="0" meta:page-count="1" meta:paragraph-count="10" meta:word-count="192" meta:character-count="1105" meta:non-whitespace-character-count="918"/>
  </office:meta>
</office:document-meta>
</file>